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row table:style-name="ro1"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K = 4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4,8,12,16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3,9,14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table:style-name="ce2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table:style-name="ce2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office:value-type="string" calcext:value-type="string">
            <text:p>8<text:span text:style-name="T1">th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K=3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3,6,9,12,15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/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1,5,10,14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/>
          <table:table-cell table:style-name="ce2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 table:number-columns-spanned="18" table:number-rows-spanned="1">
            <text:p>2,8,16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2"/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 table:number-columns-spanned="18" table:number-rows-spanned="1">
            <text:p>7,17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 table:number-columns-spanned="18" table:number-rows-spanned="1">
            <text:p>13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table:number-columns-repeated="3"/>
          <table:table-cell table:style-name="ce2"/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4" calcext:value-type="float" table:number-columns-spanned="18" table:number-rows-spanned="1">
            <text:p>4</text:p>
          </table:table-cell>
          <table:covered-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spanned="18" table:number-rows-spanned="1"/>
          <table:covered-table-cell table:number-columns-repeated="17"/>
        </table:table-row>
        <table:table-row table:style-name="ro1" table:number-rows-repeated="15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1:02:07.725486732</meta:creation-date>
    <dc:date>2022-12-13T06:23:23.358815146</dc:date>
    <meta:editing-duration>PT7M2S</meta:editing-duration>
    <meta:editing-cycles>2</meta:editing-cycles>
    <meta:generator>LibreOffice/7.3.7.2$Linux_X86_64 LibreOffice_project/30$Build-2</meta:generator>
    <meta:document-statistic meta:table-count="1" meta:cell-count="153" meta:object-count="0"/>
  </office:meta>
</office:document-meta>
</file>